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471d" officeooo:paragraph-rsid="000347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2T16:23:09.305563600</meta:creation-date>
    <dc:date>2025-12-22T16:23:32.858435000</dc:date>
    <meta:editing-duration>PT24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25.2.7.2$Windows_X86_64 LibreOffice_project/5cbfd1ab6520636bb5f7b99185aa69bd7456825d</meta:generator>
  </office:meta>
</office:document-meta>
</file>